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4pt" officeooo:rsid="00262d51" officeooo:paragraph-rsid="00453b62" style:font-size-asian="14pt" style:font-size-complex="14pt"/>
    </style:style>
    <style:style style:name="P2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" style:family="paragraph" style:parent-style-name="Standard">
      <style:text-properties officeooo:paragraph-rsid="00262d51"/>
    </style:style>
    <style:style style:name="P4" style:family="paragraph" style:parent-style-name="Standard">
      <style:text-properties officeooo:paragraph-rsid="002e5263"/>
    </style:style>
    <style:style style:name="P5" style:family="paragraph" style:parent-style-name="Standard">
      <style:text-properties officeooo:paragraph-rsid="00453b62"/>
    </style:style>
    <style:style style:name="P6" style:family="paragraph" style:parent-style-name="Standard">
      <style:paragraph-properties fo:break-before="page"/>
      <style:text-properties officeooo:paragraph-rsid="00453b62"/>
    </style:style>
    <style:style style:name="P7" style:family="paragraph" style:parent-style-name="Standard">
      <style:text-properties fo:color="#3465a4" loext:opacity="100%"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6d6d" loext:opacity="100%"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ntarell"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ntarell"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antarell"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ntarell"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ntarell" fo:font-size="14pt" style:text-underline-style="none" fo:font-weight="normal" officeooo:rsid="00262d51" officeooo:paragraph-rsid="004152cb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ntarell"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ntarell"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Cantarell"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reak-before="page"/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Cantarell"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Cantarell"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style:font-name="Cantarell" fo:font-size="14pt" fo:font-style="italic" fo:font-weight="bold" officeooo:rsid="0017bb0e" officeooo:paragraph-rsid="0017bb0e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Cantarell" fo:font-size="14pt" officeooo:rsid="0015dab4" officeooo:paragraph-rsid="0025eb4b" style:font-size-asian="14pt" style:font-size-complex="14pt"/>
    </style:style>
    <style:style style:name="P31" style:family="paragraph" style:parent-style-name="Standard">
      <style:text-properties style:font-name="Cantarell" fo:font-size="14pt" officeooo:rsid="00262d51" officeooo:paragraph-rsid="00262d51" style:font-size-asian="14pt" style:font-size-complex="14pt"/>
    </style:style>
    <style:style style:name="P32" style:family="paragraph" style:parent-style-name="Standard">
      <style:text-properties style:font-name="Cantarell" fo:font-size="14pt" officeooo:rsid="00262d51" officeooo:paragraph-rsid="004152cb" style:font-size-asian="14pt" style:font-size-complex="14pt"/>
    </style:style>
    <style:style style:name="P33" style:family="paragraph" style:parent-style-name="Standard">
      <style:text-properties style:font-name="Cantarell" fo:font-size="14pt" officeooo:rsid="00262d51" officeooo:paragraph-rsid="00325c90" style:font-size-asian="14pt" style:font-size-complex="14pt"/>
    </style:style>
    <style:style style:name="P34" style:family="paragraph" style:parent-style-name="Standard">
      <style:text-properties style:font-name="Cantarell" fo:font-size="14pt" officeooo:rsid="00262d51" officeooo:paragraph-rsid="00269803" style:font-size-asian="14pt" style:font-size-complex="14pt"/>
    </style:style>
    <style:style style:name="P35" style:family="paragraph" style:parent-style-name="Standard">
      <style:text-properties style:font-name="Cantarell" fo:font-size="14pt" officeooo:paragraph-rsid="00453b62" style:font-size-asian="14pt" style:font-size-complex="14pt"/>
    </style:style>
    <style:style style:name="P36" style:family="paragraph" style:parent-style-name="Standard">
      <style:text-properties style:font-name="Cantarell" fo:font-size="14pt" officeooo:paragraph-rsid="00284ce3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Cantarell" fo:font-size="14pt" officeooo:rsid="00262d51" officeooo:paragraph-rsid="0047da2e" style:font-size-asian="14pt" style:font-size-complex="14pt"/>
    </style:style>
    <style:style style:name="P45" style:family="paragraph" style:parent-style-name="Standard">
      <style:text-properties officeooo:paragraph-rsid="00453b62"/>
    </style:style>
    <style:style style:name="P46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officeooo:rsid="00262d51" officeooo:paragraph-rsid="00453b62" style:font-size-asian="14pt" style:font-size-complex="14pt"/>
    </style:style>
    <style:style style:name="P48" style:family="paragraph" style:parent-style-name="Standard">
      <style:text-properties style:font-name="monospace" fo:font-size="14pt" fo:font-style="italic" fo:font-weight="bold" officeooo:rsid="0015dab4" officeooo:paragraph-rsid="0022374f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style:text-underline-style="none" fo:font-weight="normal" style:font-weight-asian="normal" style:font-weight-complex="normal"/>
    </style:style>
    <style:style style:name="T7" style:family="text">
      <style:text-properties fo:color="#ffff00" loext:opacity="100%" style:text-underline-style="none" fo:font-weight="normal" officeooo:rsid="0047da2e" style:font-weight-asian="normal" style:font-weight-complex="normal"/>
    </style:style>
    <style:style style:name="T8" style:family="text">
      <style:text-properties fo:color="#ffff00" loext:opacity="100%" officeooo:rsid="0047da2e"/>
    </style:style>
    <style:style style:name="T9" style:family="text">
      <style:text-properties fo:color="#ff8000" loext:opacity="100%"/>
    </style:style>
    <style:style style:name="T10" style:family="text">
      <style:text-properties fo:color="#ff8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1" style:family="text">
      <style:text-properties fo:color="#ff8000" loext:opacity="100%" style:font-name="Cantarell" fo:font-size="14pt" style:font-size-asian="14pt" style:font-size-complex="14pt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4" style:family="text">
      <style:text-properties fo:color="#ff0000" loext:opacity="100%" style:font-name="Cantarell" fo:font-size="14pt" style:text-underline-style="none" fo:font-weight="normal" officeooo:rsid="00262d51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color="#ff0000" loext:opacity="100%" style:font-name="Cantarell" fo:font-size="14pt" style:font-size-asian="14pt" style:font-size-complex="14pt"/>
    </style:style>
    <style:style style:name="T16" style:family="text">
      <style:text-properties fo:color="#ff0000" loext:opacity="100%" style:font-name="Cantarell" fo:font-size="14pt" fo:background-color="transparent" loext:char-shading-value="0" style:font-size-asian="14pt" style:font-size-complex="14pt"/>
    </style:style>
    <style:style style:name="T17" style:family="text">
      <style:text-properties fo:color="#ff0000" loext:opacity="100%" style:font-name="Cantarell" style:text-underline-style="none" fo:font-weight="normal" style:font-weight-asian="normal" style:font-weight-complex="normal"/>
    </style:style>
    <style:style style:name="T18" style:family="text">
      <style:text-properties fo:color="#ff0000" loext:opacity="100%" style:font-name="Cantarell" style:text-underline-style="none" fo:font-weight="normal" fo:background-color="transparent" loext:char-shading-value="0" style:font-weight-asian="normal" style:font-weight-complex="normal"/>
    </style:style>
    <style:style style:name="T19" style:family="text">
      <style:text-properties fo:color="#ff0000" loext:opacity="100%" officeooo:rsid="0047da2e"/>
    </style:style>
    <style:style style:name="T20" style:family="text">
      <style:text-properties fo:color="#a1467e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fo:color="#a1467e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2" style:family="text">
      <style:text-properties fo:color="#a1467e" loext:opacity="100%" style:font-name="Cantarell" fo:font-size="14pt" style:font-size-asian="14pt" style:font-size-complex="14pt"/>
    </style:style>
    <style:style style:name="T23" style:family="text">
      <style:text-properties fo:color="#a1467e" loext:opacity="100%" style:font-name="Cantarell" fo:font-size="14pt" officeooo:rsid="00262d51" style:font-size-asian="14pt" style:font-size-complex="14pt"/>
    </style:style>
    <style:style style:name="T24" style:family="text">
      <style:text-properties fo:color="#a1467e" loext:opacity="100%" style:text-underline-style="none" fo:font-weight="normal" officeooo:rsid="00262d51" style:font-weight-asian="normal" style:font-weight-complex="normal"/>
    </style:style>
    <style:style style:name="T25" style:family="text">
      <style:text-properties fo:color="#729fcf" loext:opacity="100%"/>
    </style:style>
    <style:style style:name="T26" style:family="text">
      <style:text-properties fo:color="#729fcf" loext:opacity="100%" style:text-underline-style="none" fo:font-weight="normal" officeooo:rsid="00262d51" style:font-weight-asian="normal" style:font-weight-complex="normal"/>
    </style:style>
    <style:style style:name="T27" style:family="text">
      <style:text-properties fo:color="#729fcf" loext:opacity="100%" style:font-name="Cantarell"/>
    </style:style>
    <style:style style:name="T28" style:family="text">
      <style:text-properties fo:color="#729fcf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color="#729fcf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30" style:family="text">
      <style:text-properties fo:color="#729fcf" loext:opacity="100%" style:font-name="Cantarell" fo:font-size="14pt" style:font-size-asian="14pt" style:font-size-complex="14pt"/>
    </style:style>
    <style:style style:name="T31" style:family="text">
      <style:text-properties fo:color="#729fcf" loext:opacity="100%" style:font-name="Cantarell" fo:font-size="14pt" officeooo:rsid="00262d51" style:font-size-asian="14pt" style:font-size-complex="14pt"/>
    </style:style>
    <style:style style:name="T32" style:family="text">
      <style:text-properties fo:color="#729fcf" loext:opacity="100%" style:font-name="Cantarell" fo:font-size="14pt" officeooo:rsid="00485dff" style:font-size-asian="14pt" style:font-size-complex="14pt"/>
    </style:style>
    <style:style style:name="T33" style:family="text">
      <style:text-properties fo:color="#81d41a" loext:opacity="100%"/>
    </style:style>
    <style:style style:name="T34" style:family="text">
      <style:text-properties fo:color="#81d41a" loext:opacity="100%" officeooo:rsid="0042c33b"/>
    </style:style>
    <style:style style:name="T35" style:family="text">
      <style:text-properties fo:color="#81d41a" loext:opacity="100%" officeooo:rsid="003e448b"/>
    </style:style>
    <style:style style:name="T36" style:family="text">
      <style:text-properties fo:color="#81d41a" loext:opacity="100%" style:font-name="Cantarell"/>
    </style:style>
    <style:style style:name="T37" style:family="text">
      <style:text-properties fo:color="#81d41a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38" style:family="text">
      <style:text-properties fo:color="#81d41a" loext:opacity="100%" style:font-name="Cantarell" officeooo:rsid="00453b62"/>
    </style:style>
    <style:style style:name="T39" style:family="text">
      <style:text-properties fo:color="#81d41a" loext:opacity="100%" officeooo:rsid="00453b62"/>
    </style:style>
    <style:style style:name="T40" style:family="text">
      <style:text-properties fo:color="#ff6d6d" loext:opacity="100%"/>
    </style:style>
    <style:style style:name="T41" style:family="text">
      <style:text-properties fo:color="#ff6d6d" loext:opacity="100%" officeooo:rsid="0030c790"/>
    </style:style>
    <style:style style:name="T42" style:family="text">
      <style:text-properties fo:color="#ff6d6d" loext:opacity="100%" officeooo:rsid="0035e73d"/>
    </style:style>
    <style:style style:name="T43" style:family="text">
      <style:text-properties fo:color="#ff6d6d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4" style:family="text">
      <style:text-properties fo:color="#ff6d6d" loext:opacity="100%" style:font-name="Cantarell" fo:font-size="14pt" style:text-underline-style="none" fo:font-weight="normal" officeooo:rsid="0030c790" style:font-size-asian="14pt" style:font-weight-asian="normal" style:font-size-complex="14pt" style:font-weight-complex="normal"/>
    </style:style>
    <style:style style:name="T45" style:family="text">
      <style:text-properties fo:color="#ff6d6d" loext:opacity="100%" style:font-name="Cantarell" fo:font-size="14pt" style:text-underline-style="none" fo:font-weight="normal" officeooo:rsid="00372967" style:font-size-asian="14pt" style:font-weight-asian="normal" style:font-size-complex="14pt" style:font-weight-complex="normal"/>
    </style:style>
    <style:style style:name="T46" style:family="text">
      <style:text-properties fo:color="#ff6d6d" loext:opacity="100%" style:font-name="Cantarell" fo:font-size="14pt" style:text-underline-style="none" fo:font-weight="normal" officeooo:rsid="00387bb2" style:font-size-asian="14pt" style:font-weight-asian="normal" style:font-size-complex="14pt" style:font-weight-complex="normal"/>
    </style:style>
    <style:style style:name="T47" style:family="text">
      <style:text-properties fo:color="#ff6d6d" loext:opacity="100%" style:font-name="Cantarell" fo:font-size="14pt" style:text-underline-style="none" fo:font-weight="normal" officeooo:rsid="003e448b" style:font-size-asian="14pt" style:font-weight-asian="normal" style:font-size-complex="14pt" style:font-weight-complex="normal"/>
    </style:style>
    <style:style style:name="T48" style:family="text">
      <style:text-properties fo:color="#ff6d6d" loext:opacity="100%" style:font-name="Cantarell" fo:font-size="14pt" style:text-underline-style="none" fo:font-weight="normal" officeooo:rsid="00485dff" style:font-size-asian="14pt" style:font-weight-asian="normal" style:font-size-complex="14pt" style:font-weight-complex="normal"/>
    </style:style>
    <style:style style:name="T49" style:family="text">
      <style:text-properties fo:color="#ff6d6d" loext:opacity="100%" officeooo:rsid="00485dff"/>
    </style:style>
    <style:style style:name="T50" style:family="text">
      <style:text-properties officeooo:rsid="00325c90"/>
    </style:style>
    <style:style style:name="T51" style:family="text">
      <style:text-properties officeooo:rsid="003313d1"/>
    </style:style>
    <style:style style:name="T52" style:family="text">
      <style:text-properties fo:color="#ffffff" loext:opacity="100%"/>
    </style:style>
    <style:style style:name="T53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54" style:family="text">
      <style:text-properties officeooo:rsid="003b970f"/>
    </style:style>
    <style:style style:name="T55" style:family="text">
      <style:text-properties officeooo:rsid="003f9e5b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262d51" style:font-weight-asian="normal" style:font-weight-complex="normal"/>
    </style:style>
    <style:style style:name="T58" style:family="text">
      <style:text-properties style:font-name="Cantarell"/>
    </style:style>
    <style:style style:name="T59" style:family="text">
      <style:text-properties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60" style:family="text">
      <style:text-properties style:font-name="Cantarell" fo:font-size="14pt" style:font-size-asian="14pt" style:font-size-complex="14pt"/>
    </style:style>
    <style:style style:name="T61" style:family="text">
      <style:text-properties style:font-name="Cantarell" fo:font-size="14pt" officeooo:rsid="00453b62" style:font-size-asian="14pt" style:font-size-complex="14pt"/>
    </style:style>
    <style:style style:name="T62" style:family="text">
      <style:text-properties style:font-name="Cantarell" fo:font-size="14pt" officeooo:rsid="00262d51" style:font-size-asian="14pt" style:font-size-complex="14pt"/>
    </style:style>
    <style:style style:name="T63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7">Partie obligatoire</text:p>
      <text:p text:style-name="P30"/>
      <text:p text:style-name="P30"/>
      <text:p text:style-name="P37">Gestion de format %c :</text:p>
      <text:p text:style-name="P38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9">- print_character</text:span></text:p>
      <text:p text:style-name="P13"><text:tab/><text:tab/><text:tab/><text:tab/>- ft_putchar_fd</text:p>
      <text:p text:style-name="P31"/>
      <text:p text:style-name="P31"/>
      <text:p text:style-name="P39">Gestion de format %s :</text:p>
      <text:p text:style-name="P39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9">- print_string</text:span></text:p>
      <text:p text:style-name="P13"><text:tab/><text:tab/><text:tab/><text:tab/>- ft_putstr_fd</text:p>
      <text:p text:style-name="P31"/>
      <text:p text:style-name="P31"/>
      <text:p text:style-name="P39">Gestion de format %p :</text:p>
      <text:p text:style-name="P39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9">- print_pointer</text:span></text:p>
      <text:p text:style-name="P13"><text:tab/><text:tab/><text:tab/><text:tab/>- write</text:p>
      <text:p text:style-name="P13"><text:tab/><text:tab/><text:tab/><text:tab/><text:span text:style-name="T12">- print_ad</text:span><text:span text:style-name="T19">d</text:span><text:span text:style-name="T12">ress</text:span></text:p>
      <text:p text:style-name="P13"><text:tab/><text:tab/><text:tab/><text:tab/><text:tab/>- ft_strlcpy</text:p>
      <text:p text:style-name="P13"><text:tab/><text:tab/><text:tab/><text:tab/><text:tab/>- ft_putstr_fd</text:p>
      <text:p text:style-name="P13"><text:tab/><text:tab/><text:tab/><text:tab/><text:tab/>- ft_putchar_fd</text:p>
      <text:p text:style-name="P13"/>
      <text:p text:style-name="P31"/>
      <text:p text:style-name="P39">Gestion de format %d :</text:p>
      <text:p text:style-name="P39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span text:style-name="T9"><text:tab/>- print_signed_int</text:span></text:p>
      <text:p text:style-name="P13"><text:tab/><text:tab/><text:tab/><text:tab/>- putnbr_upper_nine</text:p>
      <text:p text:style-name="P31"/>
      <text:p text:style-name="P31"/>
      <text:p text:style-name="P39">Gestion de format %i :</text:p>
      <text:p text:style-name="P39"/>
      <text:p text:style-name="P13"><text:tab/><text:span text:style-name="T5">- ft_printf</text:span></text:p>
      <text:p text:style-name="P13"><text:tab/><text:tab/><text:span text:style-name="T5">- dispatch</text:span></text:p>
      <text:p text:style-name="P31"><text:tab/><text:tab/><text:tab/><text:span text:style-name="T9">- print_integer</text:span></text:p>
      <text:p text:style-name="P31"><text:tab/><text:tab/><text:tab/><text:tab/>- ft_putnbr_fd</text:p>
      <text:p text:style-name="P31"/>
      <text:p text:style-name="P31"/>
      <text:p text:style-name="P39">Gestion de format %u :</text:p>
      <text:p text:style-name="P39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9">- print_unsigned_int</text:span></text:p>
      <text:p text:style-name="P13"><text:tab/><text:tab/><text:tab/><text:tab/>- put_unbr</text:p>
      <text:p text:style-name="P39"/>
      <text:p text:style-name="P39"/>
      <text:p text:style-name="P39">Gestion de format %x :</text:p>
      <text:p text:style-name="P39"/>
      <text:p text:style-name="P13"><text:tab/><text:span text:style-name="T5">- ft_printf</text:span></text:p>
      <text:p text:style-name="P13"><text:tab/><text:span text:style-name="T5"><text:tab/>- dispatch</text:span></text:p>
      <text:p text:style-name="P13"><text:tab/><text:tab/><text:tab/><text:span text:style-name="T9">- print_hex_lowercase</text:span></text:p>
      <text:p text:style-name="P13"><text:tab/><text:tab/><text:tab/><text:tab/><text:span text:style-name="T12">- decimal_to_hex</text:span></text:p>
      <text:p text:style-name="P13"><text:tab/><text:tab/><text:tab/><text:tab/><text:tab/>- ft_strlcpy</text:p>
      <text:p text:style-name="P13"><text:tab/><text:tab/><text:tab/><text:tab/><text:tab/>- ft_putchar_fd</text:p>
      <text:p text:style-name="P7"/>
      <text:p text:style-name="P31"/>
      <text:p text:style-name="P39">Gestion de format %X :<text:span text:style-name="T2"/></text:p>
      <text:p text:style-name="P13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9">- print_hex_uppercase</text:span></text:p>
      <text:p text:style-name="P13"><text:tab/><text:tab/><text:tab/><text:tab/><text:span text:style-name="T12">- decimal_to_hex</text:span></text:p>
      <text:p text:style-name="P10"><text:tab/><text:tab/><text:tab/><text:tab/><text:tab/><text:span text:style-name="T1">- ft_strlcpy</text:span></text:p>
      <text:p text:style-name="P13"><text:tab/><text:tab/><text:tab/><text:tab/><text:tab/>- ft_putchar_fd</text:p>
      <text:p text:style-name="P10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8">Partie bonus</text:p>
      <text:p text:style-name="P11"/>
      <text:p text:style-name="P11"/>
      <text:p text:style-name="P37">Gestion de format %c :</text:p>
      <text:p text:style-name="P38"/>
      <text:p text:style-name="P13"><text:tab/><text:span text:style-name="T5">- ft_printf</text:span><text:span text:style-name="T8">_bonus</text:span></text:p>
      <text:p text:style-name="P13"><text:tab/><text:tab/><text:span text:style-name="T5">- dispatch</text:span></text:p>
      <text:p text:style-name="P13"><text:tab/><text:tab/><text:tab/><text:span text:style-name="T9">- print_character</text:span></text:p>
      <text:p text:style-name="P13"><text:tab/><text:tab/><text:tab/><text:tab/>- ft_putchar_fd</text:p>
      <text:p text:style-name="P3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3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3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3"><text:tab/><text:tab/><text:tab/><text:tab/><text:tab/>- ft_strlcpy</text:p>
      <text:p text:style-name="P3"><text:span text:style-name="T59"><text:tab/><text:tab/><text:tab/><text:tab/>- recherche_drapeaux / </text:span><text:span text:style-name="Source_20_Text"><text:span text:style-name="T60">flags_search</text:span></text:span></text:p>
      <text:p text:style-name="P3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3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3"><text:tab/><text:tab/><text:tab/><text:tab/><text:tab/>- ft_strnchr</text:p>
      <text:p text:style-name="P3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3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4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4"><text:tab/><text:tab/><text:tab/><text:tab/><text:tab/><text:tab/>- ft_atoi</text:p>
      <text:p text:style-name="P13"><text:tab/><text:tab/><text:tab/><text:tab/><text:tab/>- ft_isdigit</text:p>
      <text:p text:style-name="P3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3"><text:span text:style-name="T59"><text:tab/><text:tab/><text:tab/><text:tab/></text:span><text:span text:style-name="T14">- coordination_distribution_sommaire / </text:span><text:span text:style-name="Source_20_Text"><text:span text:style-name="T16">summary_distribution_coordination</text:span></text:span></text:p>
      <text:p text:style-name="P3"><text:span text:style-name="T59"><text:tab/><text:tab/><text:tab/><text:tab/><text:tab/></text:span><text:span text:style-name="T21">- envoyer_caractere_impression / </text:span><text:span text:style-name="Source_20_Text"><text:span text:style-name="T22">send_character_for_printing</text:span></text:span></text:p>
      <text:p text:style-name="P5"><text:span text:style-name="T59"><text:tab/><text:tab/><text:tab/><text:tab/><text:tab/><text:tab/></text:span><text:span text:style-name="T29">- imprimer_caractere_sans_flag / </text:span><text:span text:style-name="Source_20_Text"><text:span text:style-name="T29">print_character_without_flag</text:span></text:span></text:p>
      <text:p text:style-name="P13"><text:tab/><text:tab/><text:tab/><text:tab/><text:tab/><text:tab/><text:tab/>- ft_putchar_fd</text:p>
      <text:p text:style-name="P5"><text:span text:style-name="T59"><text:tab/><text:tab/><text:tab/><text:tab/><text:tab/><text:tab/></text:span><text:span text:style-name="T29">- imprimer_caractere_avec_espace / </text:span><text:span text:style-name="Source_20_Text"><text:span text:style-name="T30">print_character_with_space</text:span></text:span></text:p>
      <text:p text:style-name="P13"><text:tab/><text:tab/><text:tab/><text:tab/><text:tab/><text:tab/><text:tab/>- ft_putchar_fd</text:p>
      <text:p text:style-name="P16"><text:tab/><text:tab/><text:tab/><text:tab/><text:tab/><text:tab/><text:span text:style-name="T25">- imprimer_caractere_sans_flag / </text:span><text:span text:style-name="Source_20_Text"><text:span text:style-name="T27">print_character_without_flag</text:span></text:span></text:p>
      <text:p text:style-name="P13"><text:tab/><text:tab/><text:tab/><text:tab/><text:tab/><text:tab/><text:tab/>- ft_putchar_fd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32"/>
      <text:p text:style-name="P32"/>
      <text:p text:style-name="P32"/>
      <text:p text:style-name="P32"/>
      <text:p text:style-name="P39">Gestion de format %s :</text:p>
      <text:p text:style-name="P39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...</text:p>
      <text:p text:style-name="P5"><text:span text:style-name="T62"><text:tab/><text:tab/><text:tab/><text:tab/><text:tab/></text:span><text:span text:style-name="T23">- gestionnaire_chaine_avec_option</text:span><text:span text:style-name="T37"> </text:span><text:span text:style-name="T21">/ </text:span><text:span text:style-name="Source_20_Text"><text:span text:style-name="T20">string_option_manager</text:span></text:span></text:p>
      <text:p text:style-name="P31"><text:tab/><text:tab/><text:tab/><text:tab/><text:tab/><text:tab/>- ft_strlen</text:p>
      <text:p text:style-name="P5"><text:span text:style-name="T62"><text:tab/><text:tab/><text:tab/><text:tab/><text:tab/><text:tab/></text:span><text:span text:style-name="T31">- imprimer_chaine_avec_espace</text:span><text:span text:style-name="T29"> / </text:span><text:span text:style-name="Source_20_Text"><text:span text:style-name="T28">print_string_with_space</text:span></text:span></text:p>
      <text:p text:style-name="P33"><text:tab/><text:tab/><text:tab/><text:tab/><text:tab/><text:tab/><text:tab/>- <text:span text:style-name="T50">putchar_bonus</text:span></text:p>
      <text:p text:style-name="P33"><text:tab/><text:tab/><text:tab/><text:tab/><text:tab/><text:tab/><text:tab/>- <text:span text:style-name="T50">putnstr_bonus</text:span></text:p>
      <text:p text:style-name="P33"><text:tab/><text:tab/><text:tab/><text:tab/><text:tab/><text:tab/>- <text:span text:style-name="T50">putnstr_bonus</text:span></text:p>
      <text:p text:style-name="P5"><text:span text:style-name="T62"><text:tab/><text:tab/><text:tab/><text:tab/><text:tab/><text:tab/></text:span><text:span text:style-name="T31">- imprimer_chaine_avec_minus_precision_et_espace</text:span><text:span text:style-name="T29"> / </text:span><text:span text:style-name="Source_20_Text"><text:span text:style-name="T28">print_string_with_minus_precision_and_space</text:span></text:span></text:p>
      <text:p text:style-name="P33"><text:tab/><text:tab/><text:tab/><text:tab/><text:tab/><text:tab/><text:tab/>- <text:span text:style-name="T50">putchar_bonus</text:span></text:p>
      <text:p text:style-name="P33"><text:tab/><text:tab/><text:tab/><text:tab/><text:tab/><text:tab/><text:tab/>- <text:span text:style-name="T50">putnstr_bonus</text:span></text:p>
      <text:p text:style-name="P5"><text:span text:style-name="T62"><text:tab/><text:tab/><text:tab/><text:tab/><text:tab/><text:tab/></text:span><text:span text:style-name="T31">- imprimer_chaine_avec_precision_et_espace</text:span><text:span text:style-name="T29"> / </text:span><text:span text:style-name="Source_20_Text"><text:span text:style-name="T28">print_string_with_precision_and_space</text:span></text:span></text:p>
      <text:p text:style-name="P31"><text:tab/><text:tab/><text:tab/><text:tab/><text:tab/><text:tab/><text:tab/>- <text:span text:style-name="T50">putchar_bonus</text:span></text:p>
      <text:p text:style-name="P31"><text:tab/><text:tab/><text:tab/><text:tab/><text:tab/><text:tab/><text:tab/>- <text:span text:style-name="T50">putnstr_bonus</text:span>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31"/>
      <text:p text:style-name="P31"/>
      <text:p text:style-name="P31"/>
      <text:p text:style-name="P39">Gestion de format %p :</text:p>
      <text:p text:style-name="P39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...</text:p>
      <text:p text:style-name="P17"><text:tab/><text:tab/><text:tab/><text:tab/><text:tab/>- ...</text:p>
      <text:p text:style-name="P5"><text:span text:style-name="T59"><text:tab/><text:tab/><text:tab/><text:tab/><text:tab/></text:span><text:span text:style-name="T21">- gestionnaire_adresse_avec_option / </text:span><text:span text:style-name="Source_20_Text"><text:span text:style-name="T22">address_option_manager</text:span></text:span></text:p>
      <text:p text:style-name="P5"><text:span text:style-name="T59"><text:tab/><text:tab/><text:tab/><text:tab/><text:tab/><text:tab/></text:span><text:span text:style-name="T29">- imprimer_adresse_avec_precision_et_largeur_de_champs / </text:span><text:span text:style-name="Source_20_Text"><text:span text:style-name="T30">print_address_with_precision_and_field_width</text:span></text:span></text:p>
      <text:p text:style-name="P17"><text:tab/><text:tab/><text:tab/><text:tab/><text:tab/><text:tab/><text:tab/>- putchar_bonus</text:p>
      <text:p text:style-name="P5"><text:span text:style-name="T59"><text:tab/><text:tab/><text:tab/><text:tab/><text:tab/><text:tab/><text:tab/></text:span><text:span text:style-name="T37">- imprimer_adresse_avec_precision / </text:span><text:span text:style-name="Source_20_Text"><text:span text:style-name="T60">print_address_with_precision</text:span></text:span></text:p>
      <text:p text:style-name="P5"><text:span text:style-name="T59"><text:tab/><text:tab/><text:tab/><text:tab/><text:tab/><text:tab/><text:tab/><text:tab/>- compter_caractere_adresse</text:span><text:span text:style-name="T37"> / </text:span><text:span text:style-name="Source_20_Text"><text:span text:style-name="T60">count_address_characters</text:span></text:span></text:p>
      <text:p text:style-name="P17"><text:tab/><text:tab/><text:tab/><text:tab/><text:tab/><text:tab/><text:tab/><text:tab/>- ft_strlcpy</text:p>
      <text:p text:style-name="P17"><text:tab/><text:tab/><text:tab/><text:tab/><text:tab/><text:tab/><text:tab/><text:tab/>- putstr_bonus</text:p>
      <text:p text:style-name="P5"><text:span text:style-name="T59"><text:tab/><text:tab/><text:tab/><text:tab/><text:tab/><text:tab/><text:tab/><text:tab/></text:span><text:span text:style-name="T43">- imprimer_zero_pour_precision_adresse</text:span><text:span text:style-name="T37"> / </text:span><text:span text:style-name="Source_20_Text"><text:span text:style-name="T60">print_zeros_for_address_precision</text:span>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gestionnaire_adresse_avec_largeur_de_champs / </text:span><text:span text:style-name="Source_20_Text"><text:span text:style-name="T30">address_width_manager</text:span></text:span></text:p>
      <text:p text:style-name="P5"><text:span text:style-name="T59"><text:tab/><text:tab/><text:tab/><text:tab/><text:tab/><text:tab/></text:span><text:span text:style-name="T37"><text:tab/>- imprimer_adresse_avec_largeur_de_champs / </text:span><text:span text:style-name="Source_20_Text"><text:span text:style-name="T60">print_address_with_field_width</text:span></text:span></text:p>
      <text:p text:style-name="P16"><text:tab/><text:tab/><text:tab/><text:tab/><text:tab/><text:tab/><text:tab/><text:tab/>- compter_caractere_adresse<text:span text:style-name="T33"> / </text:span><text:span text:style-name="Source_20_Text"><text:span text:style-name="T36">count_address_characters</text:span></text:span></text:p>
      <text:p text:style-name="P17"><text:tab/><text:tab/><text:tab/><text:tab/><text:tab/><text:tab/><text:tab/><text:tab/>- putchar_bonus</text:p>
      <text:p text:style-name="P5"><text:span text:style-name="T59"><text:tab/><text:tab/><text:tab/><text:tab/><text:tab/><text:tab/><text:tab/><text:tab/></text:span><text:span text:style-name="T43">- print_ad</text:span><text:span text:style-name="T48">d</text:span><text:span text:style-name="T43">ress</text:span><text:span text:style-name="T44">_bonus</text:span><text:span text:style-name="T37"> / </text:span><text:span text:style-name="Source_20_Text"><text:span text:style-name="T60">print_address_bonus /// </text:span></text:span><text:span text:style-name="Source_20_Text"><text:span text:style-name="T61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5"><text:span text:style-name="T59"><text:tab/><text:tab/><text:tab/><text:tab/><text:tab/><text:tab/><text:tab/></text:span><text:span text:style-name="T37">- imprimer_adresse_avec_largeur_de_champs_et_minus / </text:span><text:span text:style-name="Source_20_Text"><text:span text:style-name="T60">print_address_with_field_width_and_minus</text:span></text:span></text:p>
      <text:p text:style-name="P16"><text:tab/><text:tab/><text:tab/><text:tab/><text:tab/><text:tab/><text:tab/><text:tab/>- compter_caractere_adresse<text:span text:style-name="T33"> / </text:span><text:span text:style-name="Source_20_Text"><text:span text:style-name="T36">count_address_characters</text:span></text:span></text:p>
      <text:p text:style-name="P16"><text:tab/><text:tab/><text:tab/><text:tab/><text:tab/><text:tab/><text:tab/><text:tab/><text:span text:style-name="T40">- print_ad</text:span><text:span text:style-name="T49">d</text:span><text:span text:style-name="T40">ress</text:span><text:span text:style-name="T41">_bonus</text:span><text:span text:style-name="T33"> / </text:span><text:span text:style-name="Source_20_Text"><text:span text:style-name="T36">print_address_bonus /// </text:span></text:span><text:span text:style-name="Source_20_Text"><text:span text:style-name="T38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- putchar_<text:span text:style-name="T51">bonus</text:span></text:p>
      <text:p text:style-name="P5"><text:span text:style-name="T59"><text:tab/><text:tab/><text:tab/><text:tab/><text:tab/><text:tab/><text:tab/></text:span><text:span text:style-name="T37">- imprimer_adresse_avec_un_espace / </text:span><text:span text:style-name="Source_20_Text"><text:span text:style-name="T60">print_address_with_a_space</text:span></text:span></text:p>
      <text:p text:style-name="P17"><text:tab/><text:tab/><text:tab/><text:tab/><text:tab/><text:tab/><text:tab/><text:tab/>- putchar_bonus<text:span text:style-name="T3"/></text:p>
      <text:p text:style-name="P16"><text:tab/><text:tab/><text:tab/><text:tab/><text:tab/><text:tab/><text:tab/><text:tab/><text:span text:style-name="T40">- print_ad</text:span><text:span text:style-name="T49">d</text:span><text:span text:style-name="T40">ress</text:span><text:span text:style-name="T41">_bonus</text:span><text:span text:style-name="T33"> / </text:span><text:span text:style-name="Source_20_Text"><text:span text:style-name="T36">print_address_bonus /// </text:span></text:span><text:span text:style-name="Source_20_Text"><text:span text:style-name="T38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gestionnaire_adresse_avec_precision / </text:span><text:span text:style-name="Source_20_Text"><text:span text:style-name="T30">address_precision_manager</text:span></text:span></text:p>
      <text:p text:style-name="P5"><text:span text:style-name="T59"><text:tab/><text:tab/><text:tab/><text:tab/><text:tab/><text:tab/><text:tab/></text:span><text:span text:style-name="T37">- imprimer_adresse_avec_precision / </text:span><text:span text:style-name="Source_20_Text"><text:span text:style-name="T37">print_address_with_precision</text:span></text:span></text:p>
      <text:p text:style-name="P16"><text:tab/><text:tab/><text:tab/><text:tab/><text:tab/><text:tab/><text:tab/><text:tab/>- compter_caractere_adresse / <text:span text:style-name="Source_20_Text"><text:span text:style-name="T58">count_address_characters</text:span></text:span></text:p>
      <text:p text:style-name="P17"><text:tab/><text:tab/><text:tab/><text:tab/><text:tab/><text:tab/><text:tab/><text:tab/>- ft_strlcpy</text:p>
      <text:p text:style-name="P17"><text:tab/><text:tab/><text:tab/><text:tab/><text:tab/><text:tab/><text:tab/><text:tab/>- putstr_bonus</text:p>
      <text:p text:style-name="P16"><text:tab/><text:tab/><text:tab/><text:tab/><text:tab/><text:tab/><text:tab/><text:tab/><text:span text:style-name="T40">- imprimer_zero_pour_precision_adresse</text:span><text:span text:style-name="T33"> / </text:span><text:span text:style-name="Source_20_Text"><text:span text:style-name="T36">print_zeros_for_address_precision</text:span></text:span></text:p>
      <text:p text:style-name="P18"><text:tab/><text:tab/><text:tab/><text:tab/><text:tab/><text:tab/><text:tab/><text:tab/><text:tab/>- putchar_bonus</text:p>
      <text:p text:style-name="P17"><text:tab/><text:tab/><text:tab/><text:tab/><text:tab/><text:tab/><text:tab/><text:tab/>- putchar_bonus</text:p>
      <text:p text:style-name="P16"><text:tab/><text:tab/><text:tab/><text:tab/><text:tab/><text:tab/><text:span text:style-name="T25">- imprimer_adresse_avec_plus / </text:span><text:span text:style-name="Source_20_Text"><text:span text:style-name="T27">print_address_with_plus</text:span></text:span></text:p>
      <text:p text:style-name="P19"><text:tab/><text:tab/><text:tab/><text:tab/><text:tab/><text:tab/><text:tab/>- putchar_bonus<text:span text:style-name="T3"/></text:p>
      <text:p text:style-name="P16"><text:tab/><text:tab/><text:tab/><text:tab/><text:tab/><text:tab/><text:tab/><text:span text:style-name="T40">- print_ad</text:span><text:span text:style-name="T49">d</text:span><text:span text:style-name="T40">ress</text:span><text:span text:style-name="T41">_bonus</text:span><text:span text:style-name="T33"> / </text:span><text:span text:style-name="Source_20_Text"><text:span text:style-name="T36">print_address_bonus /// </text:span></text:span><text:span text:style-name="Source_20_Text"><text:span text:style-name="T38">oublis d’un ‘d’ à address</text:span></text:span></text:p>
      <text:p text:style-name="P19"><text:tab/><text:tab/><text:tab/><text:tab/><text:tab/><text:tab/><text:tab/><text:tab/>- ft_strlcpy</text:p>
      <text:p text:style-name="P19"><text:tab/><text:tab/><text:tab/><text:tab/><text:tab/><text:tab/><text:tab/><text:tab/>- putstr_bonus</text:p>
      <text:p text:style-name="P19"><text:tab/><text:tab/><text:tab/><text:tab/><text:tab/><text:tab/><text:tab/><text:tab/>- putchar_bonus</text:p>
      <text:p text:style-name="P17"><text:tab/><text:tab/><text:tab/><text:tab/><text:tab/>- ...</text:p>
      <text:p text:style-name="P13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3"/>
      <text:p text:style-name="P13"/>
      <text:p text:style-name="P13"/>
      <text:p text:style-name="P13"/>
      <text:p text:style-name="P13"/>
      <text:p text:style-name="P31"/>
      <text:p text:style-name="P39">Gestion de format %d <text:span text:style-name="T4">et %i</text:span>:</text:p>
      <text:p text:style-name="P39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9"><text:tab/><text:tab/><text:tab/><text:tab/><text:tab/></text:span><text:span text:style-name="T21">- gestionnaire_entier_signe_avec_option / </text:span><text:span text:style-name="Source_20_Text"><text:span text:style-name="T22">signed_integer_option_manager</text:span></text:span></text:p>
      <text:p text:style-name="P35"><text:span text:style-name="T57"><text:tab/><text:tab/><text:tab/><text:tab/><text:tab/><text:tab/></text:span><text:span text:style-name="T26">- imprimer_format_brut / </text:span><text:span text:style-name="T25">print_raw_format</text:span></text:p>
      <text:p text:style-name="P17"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gestionnaire_entier_signe_avec_largeur_de_champs_et_precision / </text:span><text:span text:style-name="Source_20_Text"><text:span text:style-name="T30">signed_integer_width_and_precision_manager</text:span></text:span></text:p>
      <text:p text:style-name="P5"><text:span text:style-name="T59"><text:tab/><text:tab/><text:tab/><text:tab/><text:tab/><text:tab/><text:tab/></text:span><text:span text:style-name="T37">- imprimer_entier_signe_avec_largeur_de_champs_et_precision / </text:span><text:span text:style-name="Source_20_Text"><text:span text:style-name="T60">print_signed_integer_with_field_width_and_precision</text:span></text:span></text:p>
      <text:p text:style-name="P16"><text:tab/><text:tab/><text:tab/><text:tab/><text:tab/><text:tab/><text:tab/><text:tab/><text:span text:style-name="T40">- imprimer_largeur_de_champs </text:span><text:span text:style-name="T42">(static)</text:span><text:span text:style-name="T33"> / </text:span><text:span text:style-name="T39">print_field_width(static)</text:span></text:p>
      <text:p text:style-name="P17"><text:tab/><text:tab/><text:tab/><text:tab/><text:tab/><text:tab/><text:tab/><text:tab/><text:tab/>- putchar_bonus</text:p>
      <text:p text:style-name="P16"><text:tab/><text:tab/><text:tab/><text:tab/><text:tab/><text:tab/><text:tab/><text:tab/><text:span text:style-name="T40">- imprimer_precision </text:span><text:span text:style-name="T42">(static)</text:span><text:span text:style-name="T33"> / </text:span><text:span text:style-name="T39">print_precision(static)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<text:span text:style-name="T52">- putnbr_bonus</text:span></text:p>
      <text:p text:style-name="P5"><text:span text:style-name="T59"><text:tab/><text:tab/><text:tab/><text:tab/><text:tab/><text:tab/><text:tab/></text:span><text:span text:style-name="T37">- imprimer_entier_signe_avec_largeur_de_champs_precision_et_minus / </text:span><text:span text:style-name="Source_20_Text"><text:span text:style-name="T60">print_signed_integer_with_field_width_precision_and_minus</text:span></text:span></text:p>
      <text:p text:style-name="P16"><text:tab/><text:tab/><text:tab/><text:tab/><text:tab/><text:tab/><text:tab/><text:tab/><text:span text:style-name="T40">- imprimer_precision</text:span><text:span text:style-name="T42">(static)</text:span><text:span text:style-name="T33"> / </text:span><text:span text:style-name="T39">print_precision(static)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16"><text:tab/><text:tab/><text:tab/><text:tab/><text:tab/><text:tab/><text:tab/><text:tab/><text:span text:style-name="T40">- imprimer_largeur_de_champs</text:span><text:span text:style-name="T42">(static)</text:span><text:span text:style-name="T33"> / </text:span><text:span text:style-name="T39">print_field_width(static)</text:span></text:p>
      <text:p text:style-name="P17"><text:tab/><text:tab/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gestionnaire_entier_signe_avec_largeur_de_champs / </text:span><text:span text:style-name="Source_20_Text"><text:span text:style-name="T30">signed_integer_field_width_manager</text:span></text:span></text:p>
      <text:p text:style-name="P6"><text:span text:style-name="T59"><text:tab/><text:tab/><text:tab/><text:tab/><text:tab/><text:tab/><text:tab/></text:span><text:span text:style-name="T37">- imprimer_entier_signe_avec_plus_et_zero / </text:span><text:span text:style-name="Source_20_Text"><text:span text:style-name="T60">print_signed_integer_with_plus_and_zero</text:span></text:span></text:p>
      <text:p text:style-name="P6"><text:span text:style-name="T59"><text:tab/><text:tab/><text:tab/><text:tab/><text:tab/><text:tab/><text:tab/><text:tab/></text:span><text:span text:style-name="T43">- compter_nombre_de_chiffre</text:span><text:span text:style-name="T37"> / </text:span><text:span text:style-name="Source_20_Text"><text:span text:style-name="T60">count_digits</text:span></text:span></text:p>
      <text:p text:style-name="P5"><text:span text:style-name="T59"><text:tab/><text:tab/><text:tab/><text:tab/><text:tab/><text:tab/><text:tab/><text:tab/><text:tab/>- compter_nombre_de_chiffre_signe</text:span><text:span text:style-name="T37"> / </text:span><text:span text:style-name="Source_20_Text"><text:span text:style-name="T60">count_signed_digits</text:span></text:span></text:p>
      <text:p text:style-name="P17"><text:tab/><text:tab/><text:tab/><text:tab/><text:tab/><text:tab/><text:tab/><text:tab/><text:tab/>- ...</text:p>
      <text:p text:style-name="P17"><text:tab/><text:tab/><text:tab/><text:tab/><text:tab/><text:tab/><text:tab/><text:tab/>- putchar_bonus</text:p>
      <text:p text:style-name="P5"><text:span text:style-name="T59"><text:tab/><text:tab/><text:tab/><text:tab/><text:tab/><text:tab/><text:tab/><text:tab/></text:span><text:span text:style-name="T43">- imprimer_zero_pour_largeur_de_champs </text:span><text:span text:style-name="T45">(static)</text:span><text:span text:style-name="T37"> / </text:span><text:span text:style-name="Source_20_Text"><text:span text:style-name="T60">print_zeros_for_field_width</text:span></text:span><text:span text:style-name="T60"> (static)</text:span></text:p>
      <text:p text:style-name="P20"><text:tab/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5"><text:span text:style-name="T59"><text:tab/><text:tab/><text:tab/><text:tab/><text:tab/><text:tab/><text:tab/></text:span><text:span text:style-name="T37">- imprimer_entier_signe_avec_largeur_de_champs_et_plus / </text:span><text:span text:style-name="Source_20_Text"><text:span text:style-name="T60">print_signed_integer_with_field_width_and_plus</text:span></text:span></text:p>
      <text:p text:style-name="P5"><text:span text:style-name="T59"><text:tab/><text:tab/><text:tab/><text:tab/><text:tab/><text:tab/><text:tab/><text:tab/></text:span><text:span text:style-name="T43">- compter_nombre_de_chiffre</text:span><text:span text:style-name="T37"> / </text:span><text:span text:style-name="Source_20_Text"><text:span text:style-name="T60">count_digits</text:span></text:span><text:span text:style-name="T3"/></text:p>
      <text:p text:style-name="P16"><text:tab/><text:tab/><text:tab/><text:tab/><text:tab/><text:tab/><text:tab/><text:tab/><text:tab/>- compter_nombre_de_chiffre_signe / <text:span text:style-name="Source_20_Text"><text:span text:style-name="T58">count_signed_digits</text:span></text:span></text:p>
      <text:p text:style-name="P17"><text:tab/><text:tab/><text:tab/><text:tab/><text:tab/><text:tab/><text:tab/><text:tab/><text:tab/>- ...</text:p>
      <text:p text:style-name="P5"><text:span text:style-name="T59"><text:tab/><text:tab/><text:tab/><text:tab/><text:tab/><text:tab/><text:tab/><text:tab/></text:span><text:span text:style-name="T43">- imprimer_espace_pour_largeur_de_champs </text:span><text:span text:style-name="T46">(static)</text:span><text:span text:style-name="T37"> / </text:span><text:span text:style-name="Source_20_Text"><text:span text:style-name="T37">print_spaces_for_field_width</text:span></text:span><text:span text:style-name="T37"> (static)</text:span></text:p>
      <text:p text:style-name="P21"><text:tab/><text:tab/><text:tab/><text:tab/><text:tab/><text:tab/><text:tab/><text:tab/><text:tab/>- putchar_bonus</text:p>
      <text:p text:style-name="P21"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signe_avec_plus / </text:span><text:span text:style-name="Source_20_Text"><text:span text:style-name="T30">print_signed_integer_with_plus</text:span></text:span></text:p>
      <text:p text:style-name="P17"><text:tab/><text:tab/><text:tab/><text:tab/><text:tab/><text:tab/><text:tab/>- putchar_bonus</text:p>
      <text:p text:style-name="P17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signe_avec_moins / </text:span><text:span text:style-name="Source_20_Text"><text:span text:style-name="T30">print_signed_integer_with_minus </text:span></text:span><text:span text:style-name="Source_20_Text"><text:span text:style-name="T32">A VOIR CAR ÉTRANGE</text:span></text:span></text:p>
      <text:p text:style-name="P17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signe_avec_espace / </text:span><text:span text:style-name="Source_20_Text"><text:span text:style-name="T30">print_signed_integer_with_space</text:span></text:span><text:span text:style-name="T3"/></text:p>
      <text:p text:style-name="P22"><text:tab/><text:tab/><text:tab/><text:tab/><text:tab/><text:tab/><text:tab/>- putchar_bonus</text:p>
      <text:p text:style-name="P22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signe_avec_precision / </text:span><text:span text:style-name="Source_20_Text"><text:span text:style-name="T30">print_signed_integer_with_precision</text:span></text:span><text:span text:style-name="T3"/></text:p>
      <text:p text:style-name="P6"><text:span text:style-name="T59"><text:tab/><text:tab/><text:tab/><text:tab/><text:tab/><text:tab/><text:tab/></text:span><text:span text:style-name="T37">- compter_nombre_de_chiffre / </text:span><text:span text:style-name="Source_20_Text"><text:span text:style-name="T60">count_digits</text:span></text:span></text:p>
      <text:p text:style-name="P5"><text:span text:style-name="T59"><text:tab/><text:tab/><text:tab/><text:tab/><text:tab/><text:tab/><text:tab/><text:tab/>- compter_nombre_de_chiffre_signe</text:span><text:span text:style-name="T37"> / </text:span><text:span text:style-name="Source_20_Text"><text:span text:style-name="T60">count_signed_digits</text:span></text:span></text:p>
      <text:p text:style-name="P22"><text:tab/><text:tab/><text:tab/><text:tab/><text:tab/><text:tab/><text:tab/><text:tab/>- ...</text:p>
      <text:p text:style-name="P17"><text:tab/><text:tab/><text:tab/><text:tab/><text:tab/><text:tab/><text:tab/>- putchar_bonus</text:p>
      <text:p text:style-name="P22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signe_sans_option</text:span><text:span text:style-name="T37"> </text:span><text:span text:style-name="T29">/ </text:span><text:span text:style-name="Source_20_Text"><text:span text:style-name="T30">print_signed_integer_without_option</text:span></text:span></text:p>
      <text:p text:style-name="P17"><text:tab/><text:tab/><text:tab/><text:tab/><text:tab/><text:tab/><text:tab/>- <text:span text:style-name="T54">putnbr_bonus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Gestion de format %u :</text:p>
      <text:p text:style-name="P39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9"><text:tab/><text:tab/><text:tab/><text:tab/><text:tab/></text:span><text:span text:style-name="T21">- gestionnaire_entier_non_signe_avec_option</text:span><text:span text:style-name="T37"> </text:span><text:span text:style-name="T21">/ </text:span><text:span text:style-name="Source_20_Text"><text:span text:style-name="T22">unsigned_integer_option_manager</text:span></text:span></text:p>
      <text:p text:style-name="P36"><text:span text:style-name="T57"><text:tab/><text:tab/><text:tab/><text:tab/><text:tab/><text:tab/></text:span><text:span text:style-name="T26">- imprimer_format_brut / </text:span><text:span text:style-name="T25">print_raw_format</text:span></text:p>
      <text:p text:style-name="P22"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gestionnaire_entier_non_signe_avec_largeur_de_champs_et_precision / </text:span><text:span text:style-name="Source_20_Text"><text:span text:style-name="T30">unsigned_integer_width_and_precision_manager</text:span></text:span></text:p>
      <text:p text:style-name="P5"><text:span text:style-name="T59"><text:tab/><text:tab/><text:tab/><text:tab/><text:tab/><text:tab/><text:tab/></text:span><text:span text:style-name="T37">- compter_nombre_de_chiffre / </text:span><text:span text:style-name="Source_20_Text"><text:span text:style-name="T60">count_digits</text:span></text:span></text:p>
      <text:p text:style-name="P22"><text:tab/><text:tab/><text:tab/><text:tab/><text:tab/><text:tab/><text:tab/><text:tab/>- ...</text:p>
      <text:p text:style-name="P5"><text:span text:style-name="T59"><text:tab/><text:tab/><text:tab/><text:tab/><text:tab/><text:tab/><text:tab/><text:tab/>- compter_nombre_de_chiffre_non_signe</text:span><text:span text:style-name="T37"> / </text:span><text:span text:style-name="Source_20_Text"><text:span text:style-name="T60">count_unsigned_digits</text:span></text:span></text:p>
      <text:p text:style-name="P5"><text:span text:style-name="T59"><text:tab/><text:tab/><text:tab/><text:tab/><text:tab/><text:tab/><text:tab/></text:span><text:span text:style-name="T37">-imprimer_entier_non_signe_avec_largeur_de_champs_et_precision / </text:span><text:span text:style-name="Source_20_Text"><text:span text:style-name="T60">print_unsigned_integer_with_field_width_and_precision</text:span></text:span></text:p>
      <text:p text:style-name="P5"><text:span text:style-name="T43"><text:tab/><text:tab/><text:tab/><text:tab/><text:tab/><text:tab/><text:tab/><text:tab/>- imprimer_largeur_de_champs </text:span><text:span text:style-name="T47">(static)</text:span><text:span text:style-name="T37"> / </text:span><text:span text:style-name="Source_20_Text"><text:span text:style-name="T37">print_field_width</text:span></text:span><text:span text:style-name="T37"> (static)</text:span></text:p>
      <text:p text:style-name="P8"><text:tab/><text:tab/><text:tab/><text:tab/><text:tab/><text:tab/><text:tab/><text:tab/><text:tab/><text:span text:style-name="T52">- putchar_bonus</text:span></text:p>
      <text:p text:style-name="P5"><text:span text:style-name="T59"><text:tab/><text:tab/><text:tab/><text:tab/><text:tab/><text:tab/><text:tab/><text:tab/></text:span><text:span text:style-name="T43">- imprimer_precision </text:span><text:span text:style-name="T47">(static)</text:span><text:span text:style-name="T37"> / </text:span><text:span text:style-name="Source_20_Text"><text:span text:style-name="T60">print_precision</text:span></text:span><text:span text:style-name="T60"> (static)</text:span></text:p>
      <text:p text:style-name="P2"><text:tab/><text:tab/><text:tab/><text:tab/><text:tab/><text:tab/><text:tab/><text:tab/><text:tab/>- putchar_bonus</text:p>
      <text:p text:style-name="P22"><text:tab/><text:tab/><text:tab/><text:tab/><text:tab/><text:tab/><text:tab/><text:tab/>- putnbr_bonus</text:p>
      <text:p text:style-name="P5"><text:span text:style-name="T59"><text:tab/><text:tab/><text:tab/><text:tab/><text:tab/><text:tab/><text:tab/></text:span><text:span text:style-name="T37">-imprimer_entier_non_signe_avec_largeur_de_champs_precision_et_minus / </text:span><text:span text:style-name="Source_20_Text"><text:span text:style-name="T60">print_unsigned_integer_with_field_width_precision_and_minus</text:span></text:span></text:p>
      <text:p text:style-name="P5"><text:span text:style-name="T59"><text:tab/><text:tab/><text:tab/><text:tab/><text:tab/><text:tab/><text:tab/><text:tab/></text:span><text:span text:style-name="T43">- imprimer_precision </text:span><text:span text:style-name="T47">(static)</text:span><text:span text:style-name="T37"> / </text:span><text:span text:style-name="Source_20_Text"><text:span text:style-name="T60">print_precision</text:span></text:span><text:span text:style-name="T60"> (static)</text:span></text:p>
      <text:p text:style-name="P2"><text:tab/><text:tab/><text:tab/><text:tab/><text:tab/><text:tab/><text:tab/><text:tab/><text:tab/>- putchar_bonus<text:span text:style-name="T53"/></text:p>
      <text:p text:style-name="P2"><text:tab/><text:tab/><text:tab/><text:tab/><text:tab/><text:tab/><text:tab/><text:tab/>- putnbr_bonus</text:p>
      <text:p text:style-name="P5"><text:span text:style-name="T59"><text:tab/><text:tab/><text:tab/><text:tab/><text:tab/><text:tab/><text:tab/><text:tab/></text:span><text:span text:style-name="T43">- imprimer_largeur_de_champs </text:span><text:span text:style-name="T47">(static)</text:span><text:span text:style-name="T37"> / </text:span><text:span text:style-name="Source_20_Text"><text:span text:style-name="T60">print_field_width</text:span></text:span><text:span text:style-name="T60"> (static)</text:span></text:p>
      <text:p text:style-name="P23"><text:span text:style-name="T40"><text:tab/><text:tab/><text:tab/><text:tab/><text:tab/><text:tab/><text:tab/><text:tab/><text:tab/></text:span><text:span text:style-name="T52">- putchar_bonus</text:span></text:p>
      <text:p text:style-name="P5"><text:span text:style-name="T59"><text:tab/><text:tab/><text:tab/><text:tab/><text:tab/><text:tab/></text:span><text:span text:style-name="T29">- imprimer_entier_non_signe_avec_largeur_de_champs / </text:span><text:span text:style-name="Source_20_Text"><text:span text:style-name="T30">print_unsigned_integer_with_field_width</text:span></text:span></text:p>
      <text:p text:style-name="P16"><text:span text:style-name="T33"><text:tab/><text:tab/><text:tab/><text:tab/><text:tab/><text:tab/></text:span><text:tab/><text:span text:style-name="T33">- compter_nombre_de_chiffre / </text:span><text:span text:style-name="Source_20_Text"><text:span text:style-name="T36">count_digits</text:span></text:span><text:span text:style-name="T3"/></text:p>
      <text:p text:style-name="P22"><text:tab/><text:tab/><text:tab/><text:tab/><text:tab/><text:tab/><text:tab/><text:tab/>- ...</text:p>
      <text:p text:style-name="P5"><text:span text:style-name="T59"><text:tab/><text:tab/><text:tab/><text:tab/><text:tab/><text:tab/><text:tab/><text:tab/>- compter_nombre_de_chiffre_non_signe</text:span><text:span text:style-name="T37"> / </text:span><text:span text:style-name="Source_20_Text"><text:span text:style-name="T60">count_unsigned_digits</text:span></text:span></text:p>
      <text:p text:style-name="P16"><text:span text:style-name="T33"><text:tab/><text:tab/><text:tab/><text:tab/><text:tab/><text:tab/><text:tab/>- imprimer_largeur_de_champs </text:span><text:span text:style-name="T35">(st</text:span><text:span text:style-name="T34">a</text:span><text:span text:style-name="T35">tic)</text:span><text:span text:style-name="T33"> / </text:span><text:span text:style-name="Source_20_Text"><text:span text:style-name="T36">print_field_width</text:span></text:span><text:span text:style-name="T33"> (static)</text:span></text:p>
      <text:p text:style-name="P23"><text:tab/><text:tab/><text:tab/><text:tab/><text:tab/><text:tab/><text:tab/><text:tab/>- <text:span text:style-name="T52">putchar_bonus</text:span></text:p>
      <text:p text:style-name="P23"><text:tab/><text:tab/><text:tab/><text:tab/><text:tab/><text:tab/><text:tab/>- <text:span text:style-name="T52">putnbr_bonus</text:span></text:p>
      <text:p text:style-name="P6"><text:span text:style-name="T59"><text:tab/><text:tab/><text:tab/><text:tab/><text:tab/><text:tab/></text:span><text:span text:style-name="T29">- imprimer_entier_signe_avec_plus / </text:span><text:span text:style-name="Source_20_Text"><text:span text:style-name="T30">print_signed_integer_with_plus</text:span></text:span></text:p>
      <text:p text:style-name="P24"><text:tab/><text:tab/><text:tab/><text:tab/><text:tab/><text:tab/><text:tab/>- <text:span text:style-name="T52">putchar_bonus</text:span></text:p>
      <text:p text:style-name="P23"><text:tab/><text:tab/><text:tab/><text:tab/><text:tab/><text:tab/><text:tab/>- <text:span text:style-name="T52">putnbr_bonus</text:span></text:p>
      <text:p text:style-name="P6"><text:span text:style-name="T59"><text:tab/><text:tab/><text:tab/><text:tab/><text:tab/><text:tab/></text:span><text:span text:style-name="T29">- imprimer_entier_non_signe_avec_moins / </text:span><text:span text:style-name="Source_20_Text"><text:span text:style-name="T30">print_unsigned_integer_with_minus</text:span></text:span></text:p>
      <text:p text:style-name="P22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non_signe_avec_precision / </text:span><text:span text:style-name="Source_20_Text"><text:span text:style-name="T30">print_unsigned_integer_with_precision</text:span></text:span></text:p>
      <text:p text:style-name="P16"><text:tab/><text:tab/><text:tab/><text:tab/><text:tab/><text:tab/><text:tab/><text:span text:style-name="T33">- compter_nombre_de_chiffre / </text:span><text:span text:style-name="Source_20_Text"><text:span text:style-name="T36">count_digits</text:span></text:span></text:p>
      <text:p text:style-name="P22"><text:tab/><text:tab/><text:tab/><text:tab/><text:tab/><text:tab/><text:tab/><text:tab/>- ...</text:p>
      <text:p text:style-name="P16"><text:tab/><text:tab/><text:tab/><text:tab/><text:tab/><text:tab/><text:tab/><text:tab/>- compter_nombre_de_chiffre_non_signe<text:span text:style-name="T33"> / </text:span><text:span text:style-name="Source_20_Text"><text:span text:style-name="T36">count_unsigned_digits</text:span></text:span></text:p>
      <text:p text:style-name="P25"><text:tab/><text:tab/><text:tab/><text:tab/><text:tab/><text:tab/><text:tab/>- <text:span text:style-name="T52">putchar_bonus</text:span></text:p>
      <text:p text:style-name="P25"><text:tab/><text:tab/><text:tab/><text:tab/><text:tab/><text:tab/><text:tab/>- putnbr_bonus</text:p>
      <text:p text:style-name="P5"><text:span text:style-name="T59"><text:tab/><text:tab/><text:tab/><text:tab/><text:tab/><text:tab/></text:span><text:span text:style-name="T29">- imprimer_entier_non_signe_sans_option / </text:span><text:span text:style-name="Source_20_Text"><text:span text:style-name="T30">print_unsigned_integer_without_option</text:span></text:span></text:p>
      <text:p text:style-name="P25"><text:tab/><text:tab/><text:tab/><text:tab/><text:tab/><text:tab/><text:tab/>- putnbr_bonus</text:p>
      <text:p text:style-name="P17"><text:tab/><text:tab/><text:tab/><text:tab/><text:tab/>- …</text:p>
      <text:p text:style-name="P17"><text:tab/><text:tab/><text:tab/><text:tab/><text:tab/>- …</text:p>
      <text:p text:style-name="P39"/>
      <text:p text:style-name="P39"/>
      <text:p text:style-name="P39">Gestion de format %x :</text:p>
      <text:p text:style-name="P39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9"><text:tab/><text:tab/><text:tab/><text:tab/><text:tab/></text:span><text:span text:style-name="T21">- gestionnaire_hexadecimal_minuscule / </text:span><text:span text:style-name="Source_20_Text"><text:span text:style-name="T22">lowercase_hexadecimal_manager</text:span></text:span></text:p>
      <text:p text:style-name="P35"><text:span text:style-name="T57"><text:tab/><text:tab/><text:tab/><text:tab/><text:tab/></text:span><text:span text:style-name="T24"><text:tab/></text:span><text:span text:style-name="T26">- imprimer_format_brut / </text:span><text:span text:style-name="T25">print_raw_format</text:span></text:p>
      <text:p text:style-name="P22"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imprimer_hexadecimal_minuscule / </text:span><text:span text:style-name="Source_20_Text"><text:span text:style-name="T30">print_lowercase_hexadecimal</text:span></text:span></text:p>
      <text:p text:style-name="P22"><text:tab/><text:tab/><text:tab/><text:tab/><text:tab/><text:tab/><text:tab/>- ft_strlcpy</text:p>
      <text:p text:style-name="P26"><text:tab/><text:tab/><text:tab/><text:tab/><text:tab/><text:tab/><text:tab/>- <text:span text:style-name="T55">putstr_bonus</text:span></text:p>
      <text:p text:style-name="P26"><text:tab/><text:tab/><text:tab/><text:tab/><text:tab/><text:tab/><text:tab/>- putchar_<text:span text:style-name="T55">bonus</text:span></text:p>
      <text:p text:style-name="P17"><text:tab/><text:tab/><text:tab/><text:tab/><text:tab/>- …</text:p>
      <text:p text:style-name="P34"/>
      <text:p text:style-name="P31"/>
      <text:p text:style-name="P39">Gestion de format %X :</text:p>
      <text:p text:style-name="P13"/>
      <text:p text:style-name="P44"><text:span text:style-name="T56"><text:tab/></text:span><text:span text:style-name="T6">- ft_printf</text:span><text:span text:style-name="T7">_bonus</text:span></text:p>
      <text:p text:style-name="P16"><text:tab/><text:tab/><text:span text:style-name="T5">- dispatch</text:span></text:p>
      <text:p text:style-name="P16"><text:tab/><text:tab/><text:tab/><text:span text:style-name="T9">- print_character</text:span></text:p>
      <text:p text:style-name="P16"><text:tab/><text:tab/><text:tab/><text:tab/>- ft_putchar_fd</text:p>
      <text:p text:style-name="P5"><text:span text:style-name="T59"><text:tab/><text:tab/><text:tab/></text:span><text:span text:style-name="T10">- coordination_initialisation_structure / </text:span><text:span text:style-name="Source_20_Text"><text:span text:style-name="T11">structure_initialization_coordination</text:span></text:span></text:p>
      <text:p text:style-name="P5"><text:span text:style-name="T59"><text:tab/><text:tab/><text:tab/><text:tab/>- initialisation_par_default_structure / </text:span><text:span text:style-name="Source_20_Text"><text:span text:style-name="T60">default_structure_initialization</text:span></text:span></text:p>
      <text:p text:style-name="P5"><text:span text:style-name="T59"><text:tab/><text:tab/><text:tab/><text:tab/></text:span><text:span text:style-name="T13">- recherche_specificateur / </text:span><text:span text:style-name="Source_20_Text"><text:span text:style-name="T15">specifier_search</text:span></text:span></text:p>
      <text:p text:style-name="P16"><text:tab/><text:tab/><text:tab/><text:tab/><text:tab/>- ft_strlcpy</text:p>
      <text:p text:style-name="P5"><text:span text:style-name="T59"><text:tab/><text:tab/><text:tab/><text:tab/>- recherche_drapeaux / </text:span><text:span text:style-name="Source_20_Text"><text:span text:style-name="T60">flags_search</text:span></text:span></text:p>
      <text:p text:style-name="P5"><text:span text:style-name="T59"><text:tab/><text:tab/><text:tab/><text:tab/></text:span><text:span text:style-name="T13">- recherche_valeur_espace_precision / </text:span><text:span text:style-name="Source_20_Text"><text:span text:style-name="T15">precision_space_value_search</text:span></text:span></text:p>
      <text:p text:style-name="P5"><text:span text:style-name="T59"><text:tab/><text:tab/><text:tab/><text:tab/><text:tab/>- compter_pourcent_jusquau_specificateur / </text:span><text:span text:style-name="Source_20_Text"><text:span text:style-name="T60">count_percent_to_specifier</text:span></text:span></text:p>
      <text:p text:style-name="P16"><text:tab/><text:tab/><text:tab/><text:tab/><text:tab/>- ft_strnchr</text:p>
      <text:p text:style-name="P5"><text:span text:style-name="T59"><text:tab/><text:tab/><text:tab/><text:tab/><text:tab/>- recuperation_taille_champs / </text:span><text:span text:style-name="Source_20_Text"><text:span text:style-name="T60">field_size_recovery</text:span></text:span></text:p>
      <text:p text:style-name="P5"><text:span text:style-name="T59"><text:tab/><text:tab/><text:tab/><text:tab/><text:tab/>- compter_point_jusquau_specificateur / </text:span><text:span text:style-name="Source_20_Text"><text:span text:style-name="T60">count_</text:span></text:span><text:span text:style-name="Source_20_Text"><text:span text:style-name="T61">point</text:span></text:span><text:span text:style-name="Source_20_Text"><text:span text:style-name="T60">_to_specifier</text:span></text:span></text:p>
      <text:p text:style-name="P5"><text:span text:style-name="T59"><text:tab/><text:tab/><text:tab/><text:tab/><text:tab/></text:span><text:span text:style-name="T21">- recherche_precision_negative / </text:span><text:span text:style-name="Source_20_Text"><text:span text:style-name="T22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9"><text:tab/><text:tab/><text:tab/><text:tab/><text:tab/>- recuperation_taille_precision / </text:span><text:span text:style-name="Source_20_Text"><text:span text:style-name="T60">precision_size_recovery</text:span></text:span></text:p>
      <text:p text:style-name="P1"><text:span text:style-name="T17"><text:tab/><text:tab/><text:tab/><text:tab/></text:span><text:span text:style-name="T18">- coordination_distribution_sommaire / </text:span><text:span text:style-name="Source_20_Text"><text:span text:style-name="T18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9"><text:tab/><text:tab/><text:tab/><text:tab/><text:tab/></text:span><text:span text:style-name="T21">- gestionnaire_hexadecimal_majuscule / </text:span><text:span text:style-name="Source_20_Text"><text:span text:style-name="T22">uppercase_hexadecimal_manager</text:span></text:span></text:p>
      <text:p text:style-name="P35"><text:span text:style-name="T57"><text:tab/><text:tab/><text:tab/><text:tab/><text:tab/><text:tab/></text:span><text:span text:style-name="T26">- imprimer_format_brut / </text:span><text:span text:style-name="T25">print_raw_format</text:span></text:p>
      <text:p text:style-name="P16"><text:tab/><text:tab/><text:tab/><text:tab/><text:tab/><text:tab/><text:tab/>- putchar_bonus</text:p>
      <text:p text:style-name="P5"><text:span text:style-name="T59"><text:tab/><text:tab/><text:tab/><text:tab/><text:tab/><text:tab/></text:span><text:span text:style-name="T29">- imprimer_hexadecimal_majuscule / </text:span><text:span text:style-name="Source_20_Text"><text:span text:style-name="T30">print_uppercase_hexadecimal</text:span></text:span></text:p>
      <text:p text:style-name="P22"><text:tab/><text:tab/><text:tab/><text:tab/><text:tab/><text:tab/><text:tab/>- ft_strlcpy</text:p>
      <text:p text:style-name="P22"><text:tab/><text:tab/><text:tab/><text:tab/><text:tab/><text:tab/><text:tab/>- <text:span text:style-name="T55">putstr_bonus</text:span></text:p>
      <text:p text:style-name="P22"><text:tab/><text:tab/><text:tab/><text:tab/><text:tab/><text:tab/><text:tab/>- putchar_<text:span text:style-name="T55">bonus</text:span></text:p>
      <text:p text:style-name="P22"/>
      <text:p text:style-name="P12"/>
      <text:p text:style-name="P11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1"/>
      <text:p text:style-name="P29">Modification prévue:</text:p>
      <text:p text:style-name="P48"><text:span text:style-name="T63">-rw-r--r-- 1 matt matt 1875  6 févr. 16:32 address_option_manager</text:span><text:line-break/>-rw-r--r-- 1 matt matt 1227  6 févr. 16:30 address_precision_manager<text:line-break/>-rw-r--r-- 1 matt matt  402  6 févr. 16:28 address_width_manager<text:line-break/>-rw-r--r-- 1 matt matt 1197  6 févr. 16:22 count_address_characters<text:line-break/>-rw-r--r-- 1 matt matt 1727  6 févr. 16:47 count_digits<text:line-break/>-rw-r--r-- 1 matt matt 1124  6 févr. 18:00 count_percent_to_specifier<text:line-break/>-rw-r--r-- 1 matt matt 1170  6 févr. 18:00 count_point_to_specifier<text:line-break/>-rw-r--r-- 1 matt matt 1501  6 févr. 15:54 default_structure_initialization<text:line-break/>-rw-r--r-- 1 matt matt 1330  6 févr. 15:55 flags_search<text:line-break/>-rw-r--r-- 1 matt matt 2073  6 févr. 15:45 ft_printf_bonus<text:line-break/>-rw-r--r-- 1 matt matt 1213  6 févr. 17:57 lowercase_hexadecimal_manager<text:line-break/>-rw-r--r-- 1 matt matt 1204  6 févr. 18:02 negative_precision_search<text:line-break/>-rw-r--r-- 1 matt matt 1584  6 févr. 15:57 precision_space_value_search<text:line-break/>-rw-r--r-- 1 matt matt  414  6 févr. 16:26 print_address_bonus<text:line-break/>-rw-r--r-- 1 matt matt 1069  6 févr. 16:28 print_address_with_a_space<text:line-break/>-rw-r--r-- 1 matt matt 1355  6 févr. 16:27 print_address_with_field_width_and_minus<text:line-break/>-rw-r--r-- 1 matt matt 1346  6 févr. 16:26 print_address_with_field_width<text:line-break/>-rw-r--r-- 1 matt matt 1066  6 févr. 16:31 print_address_with_plus<text:line-break/>-rw-r--r-- 1 matt matt 1451  6 févr. 16:21 print_address_with_precision_and_field_width<text:line-break/>-rw-r--r-- 1 matt matt 1509  6 févr. 16:23 print_address_with_precision<text:line-break/>-rw-r--r-- 1 matt matt 1140  6 févr. 16:13 print_character_without_flag<text:line-break/>-rw-r--r-- 1 matt matt 1390  6 févr. 16:13 print_character_with_space<text:line-break/>-rw-r--r-- 1 matt matt 1380  6 févr. 17:57 print_lowercase_hexadecimal<text:line-break/>-rw-r--r-- 1 matt matt 1328  6 févr. 17:13 print_raw_format<text:line-break/>-rw-r--r-- 1 matt matt 1954  6 févr. 17:01 print_signed_integer_with_field_width_and_plus<text:line-break/>-rw-r--r-- 1 matt matt 1894  6 févr. 16:39 print_signed_integer_with_field_width_and_precision<text:line-break/>-rw-r--r-- 1 matt matt 1880  6 févr. 16:40 print_signed_integer_with_field_width_precision_and_minus<text:line-break/>-rw-r--r-- 1 matt matt 1040  6 févr. 17:06 print_signed_integer_with_minus<text:line-break/>-rw-r--r-- 1 matt matt 1044  6 févr. 17:16 print_signed_integer_without_option<text:line-break/>-rw-r--r-- 1 matt matt 1748  6 févr. 16:57 print_signed_integer_with_plus_and_zero<text:line-break/>-rw-r--r-- 1 matt matt 1068  6 févr. 17:04 print_signed_integer_with_plus<text:line-break/>-rw-r--r-- 1 matt matt 1186  6 févr. 17:09 print_signed_integer_with_precision<text:line-break/>-rw-r--r-- 1 matt matt 1069  6 févr. 17:07 print_signed_integer_with_space<text:line-break/>-rw-r--r-- 1 matt matt  592  6 févr. 16:18 print_string_with_minus_precision_and_space<text:line-break/>-rw-r--r-- 1 matt matt 1478  6 févr. 16:18 print_string_with_precision_and_space<text:line-break/>-rw-r--r-- 1 matt matt  456  6 févr. 16:17 print_string_with_space<text:line-break/>-rw-r--r-- 1 matt matt 1786  6 févr. 17:41 print_unsigned_integer_with_field_width_and_precision<text:line-break/>-rw-r--r-- 1 matt matt 1734  6 févr. 17:52 print_unsigned_integer_with_field_width<text:line-break/>-rw-r--r-- 1 matt matt 1792  6 févr. 17:44 print_unsigned_integer_with_field_width_precision_and_minus<text:line-break/>-rw-r--r-- 1 matt matt 1044  6 févr. 17:53 print_unsigned_integer_with_minus<text:line-break/>-rw-r--r-- 1 matt matt 1048  6 févr. 17:55 print_unsigned_integer_without_option<text:line-break/>-rw-r--r-- 1 matt matt 1190  6 févr. 17:54 print_unsigned_integer_with_precision<text:line-break/>-rw-r--r-- 1 matt matt 1380  6 févr. 17:59 print_uppercase_hexadecimal<text:line-break/>-rw-r--r-- 1 matt matt  480  6 févr. 16:23 print_zeros_for_address_precision<text:line-break/>-rw-r--r-- 1 matt matt  131  2 févr. 16:17 putchar_bonus<text:line-break/>-rw-r--r-- 1 matt matt  375  2 févr. 16:18 putnbr_bonus<text:line-break/>-rw-r--r-- 1 matt matt  210  2 févr. 16:18 putnstr_bonus<text:line-break/>-rw-r--r-- 1 matt matt  186  2 févr. 16:19 putstr_bonus<text:line-break/>-rw-r--r-- 1 matt matt 1225 29 janv. 13:14 recuperation_taille_champs<text:line-break/>-rw-r--r-- 1 matt matt 1294 29 janv. 13:14 recuperation_taille_precision<text:line-break/>-rw-r--r-- 1 matt matt 1130  6 févr. 16:05 send_character_for_printing<text:line-break/>-rw-r--r-- 1 matt matt 1192  6 févr. 17:02 signed_integer_field_width_manager<text:line-break/>-rw-r--r-- 1 matt matt 1919  6 févr. 17:10 signed_integer_option_manager<text:line-break/>-rw-r--r-- 1 matt matt 1383  6 févr. 17:37 signed_integer_width_and_precision_manager<text:line-break/>-rw-r--r-- 1 matt matt 1269  6 févr. 15:53 specifier_search<text:line-break/>string_option_manager<text:line-break/>structure_initialization_coordination<text:line-break/>summary_distribution_coordination<text:line-break/>unsigned_integer_option_manager<text:line-break/>unsigned_integer_width_and_precision_manager<text:line-break/>uppercase_hexadecimal_manager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6T18:58:27.163758456</dc:date>
    <meta:editing-duration>PT23H19M10S</meta:editing-duration>
    <meta:editing-cycles>42</meta:editing-cycles>
    <meta:generator>LibreOffice/7.4.7.2$Linux_X86_64 LibreOffice_project/40$Build-2</meta:generator>
    <meta:document-statistic meta:table-count="0" meta:image-count="0" meta:object-count="0" meta:page-count="1" meta:paragraph-count="403" meta:word-count="1759" meta:character-count="20773" meta:non-whitespace-character-count="17308"/>
  </office:meta>
</office:document-meta>
</file>